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IBRERIA</text:p>
      <text:p text:style-name="P2"/>
      <text:p text:style-name="P3"/>
      <text:p text:style-name="P4">Questo progetto avra' come obiettivo, la produzione di tre models:</text:p>
      <text:list xml:id="list3857866888084216101" text:style-name="L1">
        <text:list-item>
          <text:p text:style-name="P8">Libro</text:p>
        </text:list-item>
        <text:list-item>
          <text:p text:style-name="P8">Genere</text:p>
        </text:list-item>
        <text:list-item>
          <text:p text:style-name="P8">Autore</text:p>
        </text:list-item>
      </text:list>
      <text:p text:style-name="P3"><text:tab/></text:p>
      <text:p text:style-name="P3"><text:tab/>Codice: </text:p>
      <text:p text:style-name="P3"><text:tab/><text:tab/>from django.db import models</text:p>
      <text:p text:style-name="P5">from django.urls import reverse</text:p>
      <text:p text:style-name="P5"># Create your models here.</text:p>
      <text:p text:style-name="P5"/>
      <text:p text:style-name="P5">class Genere(models.Model):</text:p>
      <text:p text:style-name="P5"><text:s text:c="4"/>nome = models.CharField(max_length=20)</text:p>
      <text:p text:style-name="P5"/>
      <text:p text:style-name="P5"><text:s text:c="4"/>def __str__(self):</text:p>
      <text:p text:style-name="P5"><text:s text:c="8"/>return self.nome</text:p>
      <text:p text:style-name="P5"/>
      <text:p text:style-name="P5"><text:s text:c="4"/>class Meta:</text:p>
      <text:p text:style-name="P5"><text:s text:c="8"/>verbose_name = "Genere"</text:p>
      <text:p text:style-name="P5"><text:s text:c="8"/>verbose_name_plural = "Generi"</text:p>
      <text:p text:style-name="P5"/>
      <text:p text:style-name="P5"/>
      <text:p text:style-name="P5">class Autore(models.Model):</text:p>
      <text:p text:style-name="P5"><text:s text:c="4"/>nome = models.CharField(max_length=20)</text:p>
      <text:p text:style-name="P5"><text:s text:c="4"/>cognome = models.CharField(max_length=20)</text:p>
      <text:p text:style-name="P5"><text:s text:c="4"/>nazione = models.CharField(max_length=20)</text:p>
      <text:p text:style-name="P5"/>
      <text:p text:style-name="P5"><text:s text:c="4"/>def __str__(self):</text:p>
      <text:p text:style-name="P5"><text:s text:c="8"/>return self.nome + " " + self.cognome</text:p>
      <text:p text:style-name="P5"/>
      <text:p text:style-name="P5"><text:s text:c="4"/>def get_absolute_url(self):</text:p>
      <text:p text:style-name="P5"><text:s text:c="8"/>return reverse('dettaglio_autore', kwargs={"pk": self.pk})</text:p>
      <text:p text:style-name="P5"/>
      <text:p text:style-name="P5"><text:s text:c="4"/>class Meta:</text:p>
      <text:p text:style-name="P5"><text:s text:c="8"/>verbose_name = "Autore"</text:p>
      <text:p text:style-name="P5"><text:s text:c="8"/>verbose_name_plural = "Autori"</text:p>
      <text:p text:style-name="P5"/>
      <text:p text:style-name="P5"/>
      <text:p text:style-name="P5">class Libro(models.Model):</text:p>
      <text:p text:style-name="P5"><text:s text:c="4"/>titolo = models.CharField(max_length=100)</text:p>
      <text:p text:style-name="P5"><text:s text:c="4"/>isbn = models.CharField(max_length=13)</text:p>
      <text:p text:style-name="P5"><text:s text:c="4"/>autore = models.ForeignKey(Autore, on_delete=models.CASCADE, related_name="libri")</text:p>
      <text:p text:style-name="P5"><text:s text:c="4"/>genere = models.ManyToManyField(Genere)</text:p>
      <text:p text:style-name="P5"/>
      <text:p text:style-name="P5"><text:s text:c="4"/>def __str__(self):</text:p>
      <text:p text:style-name="P5"><text:s text:c="8"/>return self.titolo</text:p>
      <text:p text:style-name="P5"/>
      <text:p text:style-name="P5"><text:s text:c="4"/>class Meta:</text:p>
      <text:p text:style-name="P5"><text:soft-page-break/><text:s text:c="8"/>verbose_name = "Libro"</text:p>
      <text:p text:style-name="P5"><text:s text:c="8"/>verbose_name_plural = "Libri"</text:p>
      <text:p text:style-name="P5"/>
      <text:p text:style-name="P4"/>
      <text:list xml:id="list137173947655887955" text:style-name="L2">
        <text:list-item>
          <text:p text:style-name="P9">Registriamo questi modelli in admin.py</text:p>
        </text:list-item>
        <text:list-item>
          <text:p text:style-name="P9">Lanciamo i comandi makemigrations e migrate per creare le tabelle nel db</text:p>
        </text:list-item>
        <text:list-item>
          <text:p text:style-name="P9">Popoliamo queste tabelle dal pannello di amministrazione</text:p>
        </text:list-item>
        <text:list-item>
          <text:p text:style-name="P9">Creiamo due Views: <text:s text:c="8"/></text:p>
        </text:list-item>
      </text:list>
      <text:p text:style-name="P6">from django.shortcuts import render</text:p>
      <text:p text:style-name="P6">from django.views.generic import ListView, DetailView</text:p>
      <text:p text:style-name="P6">from .models import Autore, Libro</text:p>
      <text:p text:style-name="P6"/>
      <text:p text:style-name="P6"># Create your views here.</text:p>
      <text:p text:style-name="P6"/>
      <text:p text:style-name="P6">#Class Based Views</text:p>
      <text:p text:style-name="P6">class ListaLibri(ListView):</text:p>
      <text:p text:style-name="P6"><text:s text:c="4"/>model = Libro</text:p>
      <text:p text:style-name="P6"><text:s text:c="4"/>template_name = 'libreria/lista_libri.html'</text:p>
      <text:p text:style-name="P6"><text:s text:c="4"/>context_object_name = 'lista_libri'</text:p>
      <text:p text:style-name="P6"/>
      <text:p text:style-name="P6">class DettagliAutore(DetailView):</text:p>
      <text:p text:style-name="P6"><text:s text:c="4"/>model = Autore</text:p>
      <text:p text:style-name="P6"><text:s text:c="4"/>template_name = 'libreria/dettaglio_autore.html' <text:s text:c="45"/></text:p>
      <text:p text:style-name="P6"/>
      <text:p text:style-name="P6">In questo caso utilizziamo ListView e DetailView. ListView perchè nella homepage andremmo a <text:s/>far visualizzare un elencto di libri che sono presenti nel db. ListView restituisce una lista di oggetti (object_list)</text:p>
      <text:p text:style-name="P6">DetailView restituisce un solo oggetto, e lo utilizziamo per stampare le info di ogni autore.</text:p>
      <text:p text:style-name="P6"/>
      <text:p text:style-name="P7"/>
      <text:list xml:id="list7082844360842263511" text:style-name="L3">
        <text:list-item>
          <text:p text:style-name="P10">Andiamo a mappare le nostre views in urls.py</text:p>
        </text:list-item>
        <text:list-item>
          <text:p text:style-name="P10">Creiamo il template che andra' a mostrare la lista dei libri:</text:p>
          <text:list>
            <text:list-header>
              <text:p text:style-name="P10">{% extends 'base.html' %}</text:p>
              <text:p text:style-name="P10"/>
              <text:p text:style-name="P10"/>
              <text:p text:style-name="P10">{% block content %}</text:p>
              <text:p text:style-name="P10"><text:s text:c="3"/>{% for libro in lista_libri %}</text:p>
              <text:p text:style-name="P10"><text:s text:c="6"/>&lt;h5&gt;&lt;strong&gt;Titolo: &lt;/strong&gt; {{ libro.titolo }}&lt;/h5&gt;</text:p>
              <text:p text:style-name="P10"><text:s text:c="6"/>&lt;h5&gt;&lt;strong&gt;Autore: &lt;/strong&gt; &lt;a href="{{ libro.autore.get_absolute_url }}"&gt;{{ libro.autore }}&lt;/a&gt;&lt;/h5&gt;</text:p>
              <text:p text:style-name="P10"><text:s text:c="6"/>&lt;h5&gt;&lt;strong&gt;Genere: &lt;/strong&gt; {% for genere in libro.genere.all %} {{ genere }} {% endfor %}&lt;/h5&gt;</text:p>
              <text:p text:style-name="P10"><text:s text:c="6"/>&lt;h5&gt;&lt;strong&gt;Isbn: &lt;/strong&gt; {{ libro.isbn }}&lt;/h5&gt;</text:p>
              <text:p text:style-name="P10"><text:s text:c="6"/>&lt;hr&gt;</text:p>
              <text:p text:style-name="P10"><text:s text:c="3"/>{% endfor %}</text:p>
              <text:p text:style-name="P10">{% endblock content %}</text:p>
            </text:list-header>
            <text:list-item>
              <text:p text:style-name="P10">Creiamo il template che andrà a mostrare i dettagli dell'autore:</text:p>
              <text:list>
                <text:list-header>
                  <text:p text:style-name="P10">{% extends 'base.html' %}</text:p>
                  <text:p text:style-name="P10"/>
                  <text:p text:style-name="P10"/>
                  <text:p text:style-name="P10">{% block content %}</text:p>
                  <text:p text:style-name="P10"><text:soft-page-break/><text:s text:c="4"/>&lt;h1&gt;Nome autore: {{ autore }}&lt;/h1&gt;</text:p>
                  <text:p text:style-name="P10"><text:s text:c="4"/>&lt;h3&gt;Nazione: {{ autore.nazione }}&lt;/h3&gt;</text:p>
                  <text:p text:style-name="P10"><text:s text:c="4"/>{% for libro in autore.libri.all %}</text:p>
                  <text:p text:style-name="P10"><text:s text:c="6"/>{{ libro.titolo }} &lt;br&gt;</text:p>
                  <text:p text:style-name="P10"><text:s text:c="6"/>{% for genere in libro.genere.all %} {{ genere }} {% endfor %} &lt;br&gt;</text:p>
                  <text:p text:style-name="P10"><text:s text:c="6"/>{{ libro.isbn }}</text:p>
                  <text:p text:style-name="P10"><text:s text:c="6"/>&lt;hr&gt;</text:p>
                  <text:p text:style-name="P10"><text:s text:c="4"/>{% endfor %}</text:p>
                  <text:p text:style-name="P10">{% endblock content %}</text:p>
                </text:list-header>
              </text:list>
              <text:p text:style-name="P10"/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1T14:25:35.98</meta:creation-date>
    <dc:date>2018-06-01T10:33:54.49</dc:date>
    <meta:editing-duration>PT39M45S</meta:editing-duration>
    <meta:editing-cycles>9</meta:editing-cycles>
    <meta:generator>OpenOffice/4.1.5$Win32 OpenOffice.org_project/415m1$Build-9789</meta:generator>
    <meta:document-statistic meta:table-count="0" meta:image-count="0" meta:object-count="0" meta:page-count="3" meta:paragraph-count="80" meta:word-count="386" meta:character-count="3091"/>
  </office:meta>
</office:document-meta>
</file>